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140c00"/>
    </style:style>
    <style:style style:name="P68" style:family="paragraph" style:parent-style-name="Standard">
      <style:text-properties officeooo:paragraph-rsid="0f466349"/>
    </style:style>
    <style:style style:name="P69" style:family="paragraph" style:parent-style-name="Footnote">
      <style:text-properties officeooo:paragraph-rsid="0f12f362"/>
    </style:style>
    <style:style style:name="P70" style:family="paragraph" style:parent-style-name="Standard">
      <style:text-properties officeooo:paragraph-rsid="0f99f892"/>
    </style:style>
    <style:style style:name="P71" style:family="paragraph" style:parent-style-name="Standard">
      <style:text-properties officeooo:paragraph-rsid="0fb98046"/>
    </style:style>
    <style:style style:name="P72" style:family="paragraph" style:parent-style-name="Standard">
      <style:text-properties officeooo:paragraph-rsid="0fc931f5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c8b5238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fc3b2a9"/>
    </style:style>
    <style:style style:name="P77" style:family="paragraph" style:parent-style-name="Standard">
      <style:paragraph-properties fo:text-align="center" style:justify-single-word="false"/>
      <style:text-properties officeooo:paragraph-rsid="0fb98046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fd58c4e"/>
    </style:style>
    <style:style style:name="P81" style:family="paragraph" style:parent-style-name="Standard">
      <style:paragraph-properties fo:text-align="center" style:justify-single-word="false"/>
      <style:text-properties officeooo:paragraph-rsid="0e0bda5c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paragraph-properties fo:text-align="center" style:justify-single-word="false"/>
      <style:text-properties officeooo:paragraph-rsid="101431c5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2c73f3"/>
    </style:style>
    <style:style style:name="P88" style:family="paragraph" style:parent-style-name="Standard">
      <style:text-properties officeooo:paragraph-rsid="0fcd2b2a"/>
    </style:style>
    <style:style style:name="P89" style:family="paragraph" style:parent-style-name="Standard">
      <style:text-properties officeooo:paragraph-rsid="0fad1a3f"/>
    </style:style>
    <style:style style:name="P90" style:family="paragraph" style:parent-style-name="Standard">
      <style:text-properties officeooo:paragraph-rsid="0e0463fc"/>
    </style:style>
    <style:style style:name="P91" style:family="paragraph" style:parent-style-name="Standard">
      <style:text-properties officeooo:paragraph-rsid="0e2a40f4"/>
    </style:style>
    <style:style style:name="P92" style:family="paragraph" style:parent-style-name="Standard">
      <style:text-properties officeooo:paragraph-rsid="0ff5414a"/>
    </style:style>
    <style:style style:name="P93" style:family="paragraph" style:parent-style-name="Standard">
      <style:text-properties officeooo:paragraph-rsid="0ff55d50"/>
    </style:style>
    <style:style style:name="P94" style:family="paragraph" style:parent-style-name="Standard">
      <style:text-properties officeooo:paragraph-rsid="100a8329"/>
    </style:style>
    <style:style style:name="P95" style:family="paragraph" style:parent-style-name="Standard">
      <style:text-properties officeooo:paragraph-rsid="101b90cf"/>
    </style:style>
    <style:style style:name="P96" style:family="paragraph" style:parent-style-name="Standard">
      <style:text-properties officeooo:paragraph-rsid="1020f7f1"/>
    </style:style>
    <style:style style:name="P97" style:family="paragraph" style:parent-style-name="Footnote">
      <style:text-properties officeooo:paragraph-rsid="102291f9"/>
    </style:style>
    <style:style style:name="P98" style:family="paragraph" style:parent-style-name="Standard">
      <style:text-properties officeooo:rsid="0fde3dbd" officeooo:paragraph-rsid="102ebb87"/>
    </style:style>
    <style:style style:name="P99" style:family="paragraph" style:parent-style-name="Standard">
      <style:text-properties officeooo:paragraph-rsid="0f0649dd"/>
    </style:style>
    <style:style style:name="P100" style:family="paragraph" style:parent-style-name="Footnote">
      <style:text-properties officeooo:paragraph-rsid="104cbf60"/>
    </style:style>
    <style:style style:name="P101" style:family="paragraph" style:parent-style-name="Footnote">
      <style:text-properties officeooo:paragraph-rsid="104dd9dc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officeooo:rsid="0f1e3d19"/>
    </style:style>
    <style:style style:name="T16" style:family="text">
      <style:text-properties style:font-name="Liberation Sans1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74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7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03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7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1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0" style:family="text">
      <style:text-properties fo:color="#000000" loext:opacity="100%" style:font-name="Liberation Sans1" fo:font-size="12pt" style:font-size-asian="12pt" style:font-size-complex="12pt"/>
    </style:style>
    <style:style style:name="T231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32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33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3" style:family="text">
      <style:text-properties style:use-window-font-color="true" loext:opacity="0%" style:font-name="Liberation Sans1" officeooo:rsid="047da547"/>
    </style:style>
    <style:style style:name="T254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1" fo:font-size="12pt" fo:language="nl" fo:country="NL" officeooo:rsid="103ec546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69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5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6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7" style:family="text">
      <style:text-properties style:use-window-font-color="true" loext:opacity="0%" style:font-name="Liberation Sans1" fo:font-size="12pt" style:font-size-asian="12pt" style:font-size-complex="12pt"/>
    </style:style>
    <style:style style:name="T278" style:family="text">
      <style:text-properties style:use-window-font-color="true" loext:opacity="0%" style:font-name="Liberation Sans1" officeooo:rsid="0efd8e5c"/>
    </style:style>
    <style:style style:name="T279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officeooo:rsid="04473353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officeooo:rsid="0aace3cd"/>
    </style:style>
    <style:style style:name="T290" style:family="text">
      <style:text-properties fo:font-size="10pt" officeooo:rsid="04473353" style:font-size-asian="10pt" style:font-size-complex="10pt"/>
    </style:style>
    <style:style style:name="T29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00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01" style:family="text">
      <style:text-properties style:text-line-through-style="none" style:text-line-through-type="none" fo:background-color="transparent" loext:char-shading-value="0"/>
    </style:style>
    <style:style style:name="T302" style:family="text">
      <style:text-properties officeooo:rsid="0f0ca65a"/>
    </style:style>
    <style:style style:name="T303" style:family="text">
      <style:text-properties style:font-name="Liberation Mono" fo:font-size="11pt" officeooo:rsid="10048e31" style:font-size-asian="11pt" style:font-size-complex="11pt"/>
    </style:style>
    <style:style style:name="T304" style:family="text">
      <style:text-properties fo:font-weight="normal" style:font-weight-asian="normal" style:font-weight-complex="normal"/>
    </style:style>
    <style:style style:name="T305" style:family="text">
      <style:text-properties officeooo:rsid="0f95a7a0"/>
    </style:style>
    <style:style style:name="T306" style:family="text">
      <style:text-properties officeooo:rsid="0f8f58bd"/>
    </style:style>
    <style:style style:name="T307" style:family="text">
      <style:text-properties style:font-name="Ubuntu1" fo:font-size="10pt" officeooo:rsid="04473353" style:font-size-asian="10pt" style:font-size-complex="10pt"/>
    </style:style>
    <style:style style:name="T308" style:family="text">
      <style:text-properties officeooo:rsid="101b90cf"/>
    </style:style>
    <style:style style:name="T309" style:family="text">
      <style:text-properties officeooo:rsid="101e15d6"/>
    </style:style>
    <style:style style:name="T310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11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12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13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14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style:style style:name="T315" style:family="text">
      <style:text-properties officeooo:rsid="10048e3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102"><text:span text:style-name="T195">C</text:span><text:span text:style-name="T194">hecklist voor </text:span><text:span text:style-name="T196">de installatie</text:span><text:span text:style-name="T194"> van </text:span><text:span text:style-name="T194"><text:user-field-get text:name="Distro">Debian</text:user-field-get></text:span><text:span text:style-name="T197"><text:s/></text:span><text:span text:style-name="T197"><text:user-field-get text:name="Version">12 LTS</text:user-field-get></text:span><text:span text:style-name="T198"><text:note text:id="ftn1" text:note-class="footnote"><text:note-citation>1</text:note-citation><text:note-body><text:p text:style-name="P28"><text:span text:style-name="T234">LTS</text:span><text:span text:style-name="T240"> </text:span><text:span text:style-name="T241">staat voor</text:span><text:span text:style-name="T242"> </text:span><text:span text:style-name="T234">Long-Term Support, langetermijnondersteuning, </text:span><text:span text:style-name="T243">en </text:span><text:span text:style-name="T245">d</text:span><text:span text:style-name="T243">eze </text:span><text:span text:style-name="T249"><text:user-field-get text:name="Distro">Debian</text:user-field-get></text:span><text:span text:style-name="T250"><text:s/></text:span><text:span text:style-name="T250"><text:user-field-get text:name="Version">12 LTS</text:user-field-get></text:span><text:span text:style-name="Strong_20_Emphasis"><text:span text:style-name="T229"><text:s/></text:span></text:span><text:span text:style-name="T251"><text:user-field-get text:name="Edition">Desktop</text:user-field-get></text:span><text:span text:style-name="T252"><text:s/></text:span><text:span text:style-name="T246">(codenaam </text:span><text:span text:style-name="T248">bookworm</text:span><text:span text:style-name="T246">) </text:span><text:span text:style-name="T241">van</text:span><text:span text:style-name="T244"> </text:span><text:span text:style-name="T248">juni</text:span><text:span text:style-name="T237"> </text:span><text:span text:style-name="Strong_20_Emphasis"><text:span text:style-name="T154"><text:user-field-get text:name="Releaseyear">2023</text:user-field-get></text:span></text:span><text:span text:style-name="T237"><text:s/></text:span><text:span text:style-name="T234">wordt </text:span><text:span text:style-name="T238">vijf</text:span><text:span text:style-name="T234"> jaar onder</text:span><text:span text:style-name="T247">steund</text:span><text:span text:style-name="T239"> </text:span><text:span text:style-name="T234">tot </text:span><text:span text:style-name="T248">juni</text:span><text:span text:style-name="T235"> </text:span><text:span text:style-name="T234">202</text:span><text:span text:style-name="T248">8</text:span><text:span text:style-name="T236">.</text:span></text:p></text:note-body></text:note></text:span><text:span text:style-name="T199"><text:s/></text:span><text:span text:style-name="T199"><text:user-field-get text:name="Edition">Desktop</text:user-field-get></text:span><text:span text:style-name="T200">.</text:span></text:p>
      <text:p text:style-name="P44"/>
      <text:p text:style-name="P43"><text:span text:style-name="T15">Vul </text:span><text:span text:style-name="T16">achter</text:span><text:span text:style-name="T12"> de </text:span><text:span text:style-name="Definition"><text:span text:style-name="T302">ONDERSTREEPTE</text:span></text:span><text:span text:style-name="T1"> </text:span><text:span text:style-name="T13">woorden</text:span><text:span text:style-name="T12"> het</text:span><text:span text:style-name="Strong_20_Emphasis"><text:span text:style-name="T300"> </text:span></text:span><text:span text:style-name="Strong_20_Emphasis"><text:span text:style-name="T299">tekstvak</text:span></text:span><text:span text:style-name="T13"> </text:span><text:span text:style-name="T15">in,</text:span><text:span text:style-name="T13"> </text:span><text:span text:style-name="T253">zie </text:span><text:span text:style-name="T278">[</text:span><text:span text:style-name="T253">toelichting</text:span><text:span text:style-name="T278">]</text:span><text:span text:style-name="T13">:</text:span></text:p>
      <text:p text:style-name="P32"><text:span text:style-name="Definition"><text:span text:style-name="T255">g</text:span></text:span><text:span text:style-name="Definition"><text:span text:style-name="T254">ebruiker</text:span></text:span><text:span text:style-name="T261"><text:tab/><text:tab/></text:span><text:span text:style-name="T277"> <text:tab/><text:tab/></text:span><draw:control text:anchor-type="as-char" svg:y="-0.4cm" draw:z-index="6" draw:name="Gebruiker" draw:style-name="gr2" draw:text-style-name="P108" svg:width="6.4cm" svg:height="0.6cm" draw:control="control7"><svg:title>Gebruiker</svg:title><svg:desc>Volledige naam, bijv. Jan Stek</svg:desc></draw:control><text:span text:style-name="T262"><text:tab/></text:span><text:span text:style-name="T263">[</text:span><text:span text:style-name="T256">volledige naam, bijv. </text:span><text:span text:style-name="T274">J</text:span><text:span text:style-name="T275">a</text:span><text:span text:style-name="T274">n </text:span><text:span text:style-name="T275">Jansen</text:span><text:span text:style-name="T276">]</text:span></text:p>
      <text:p text:style-name="Standard"><text:span text:style-name="Definition"><text:span text:style-name="T255">g</text:span></text:span><text:span text:style-name="Definition">ebruikersnaam</text:span><text:span text:style-name="T254"><text:tab/></text:span><text:span text:style-name="T254"><draw:control text:anchor-type="as-char" svg:y="-0.4cm" draw:z-index="7" draw:name="Gberuikersnaam" draw:style-name="gr2" draw:text-style-name="P108" svg:width="6.4cm" svg:height="0.6cm" draw:control="control8"><svg:title>Gebruikersnaam</svg:title><svg:desc>Korte naam, bijv. jan</svg:desc></draw:control></text:span><text:span text:style-name="T254"><text:tab/></text:span><text:span text:style-name="T6">[</text:span><text:span text:style-name="T5">korte naam, bijv. </text:span><text:span text:style-name="T220">j</text:span><text:span text:style-name="T221">a</text:span><text:span text:style-name="T220">n</text:span><text:span text:style-name="T222">]</text:span></text:p>
      <text:p text:style-name="P35"><text:span text:style-name="Definition"><text:span text:style-name="T280">c</text:span></text:span><text:span text:style-name="Definition"><text:span text:style-name="T301">omputernaam</text:span></text:span><text:span text:style-name="T279"><text:tab/><text:tab/></text:span><text:span text:style-name="T301"><draw:control text:anchor-type="as-char" svg:y="-0.4cm" draw:z-index="8" draw:name="Computernaam" draw:style-name="gr2" draw:text-style-name="P108" svg:width="6.4cm" svg:height="0.6cm" draw:control="control9"><svg:title>Computernaam</svg:title><svg:desc>Unieke naam van de computer</svg:desc></draw:control></text:span><text:span text:style-name="T281"><text:tab/></text:span><text:span text:style-name="T282">[</text:span><text:span text:style-name="T283">naam van de compute</text:span><text:span text:style-name="T284">r, </text:span><text:span text:style-name="T285">bijv. p</text:span><text:span text:style-name="T286">c02</text:span><text:span text:style-name="T282">]</text:span></text:p>
      <text:p text:style-name="P30"><text:span text:style-name="Definition"><text:span text:style-name="T266">g</text:span></text:span><text:span text:style-name="Definition"><text:span text:style-name="T265">ebruiker</text:span></text:span><text:span text:style-name="Definition"><text:span text:style-name="T273"><text:tab/></text:span></text:span><text:span text:style-name="T264"><text:tab/></text:span><text:span text:style-name="T277"> <text:tab/><text:tab/></text:span><text:span text:style-name="T262"><draw:control text:anchor-type="as-char" svg:y="-0.4cm" draw:z-index="14" draw:name="Gebruiker 1" draw:style-name="gr2" draw:text-style-name="P108" svg:width="6.4cm" svg:height="0.6cm" draw:control="control15"><svg:title>Gebruiker</svg:title><svg:desc>Volledige naam, bijv. Jan Stek</svg:desc></draw:control></text:span><text:span text:style-name="T262"><text:tab/></text:span><text:span text:style-name="T263">[</text:span><text:span text:style-name="T256">volledige naam </text:span><text:span text:style-name="T257">evt. </text:span><text:span text:style-name="T259">extra</text:span><text:span text:style-name="T257"> </text:span><text:span text:style-name="T260">g</text:span><text:span text:style-name="T257">ebruiker</text:span><text:span text:style-name="T258">]</text:span></text:p>
      <text:p text:style-name="P66"><text:span text:style-name="Definition"><text:span text:style-name="T266">g</text:span></text:span><text:span text:style-name="Definition"><text:span text:style-name="T265">ebruikersnaam</text:span></text:span><text:span text:style-name="T265"><text:tab/></text:span><text:span text:style-name="T254"><draw:control text:anchor-type="as-char" svg:y="-0.4cm" draw:z-index="15" draw:name="Gberuikersnaam 1" draw:style-name="gr2" draw:text-style-name="P108" svg:width="6.4cm" svg:height="0.6cm" draw:control="control16"><svg:title>Gebruikersnaam</svg:title><svg:desc>Korte naam, bijv. jan</svg:desc></draw:control></text:span><text:span text:style-name="T254"><text:tab/></text:span><text:span text:style-name="T268">[</text:span><text:span text:style-name="T267">korte naam</text:span><text:span text:style-name="T269"> </text:span><text:span text:style-name="T270">evt. </text:span><text:span text:style-name="T272">extra </text:span><text:span text:style-name="T270">gebruiker</text:span><text:span text:style-name="T271">]</text:span></text:p>
      <text:p text:style-name="P33"><text:span text:style-name="T205">Vervang </text:span><text:span text:style-name="T210">de</text:span><text:span text:style-name="T205"> </text:span><text:span text:style-name="Definition"><text:span text:style-name="T18">ONDERSTREEPTE</text:span></text:span><text:span text:style-name="T205"> </text:span><text:span text:style-name="T206">woorden </text:span><text:span text:style-name="T205">in deze checklist door </text:span><text:span text:style-name="T210">d</text:span><text:span text:style-name="T212">i</text:span><text:span text:style-name="T210">e </text:span><text:span text:style-name="T211">in </text:span><text:span text:style-name="T212">het</text:span><text:span text:style-name="Strong_20_Emphasis"><text:span text:style-name="T52"> </text:span></text:span><text:span text:style-name="Strong_20_Emphasis"><text:span text:style-name="T78">tekstvak</text:span></text:span><text:span text:style-name="T205">.</text:span></text:p>
      <text:p text:style-name="P37"/>
      <text:p text:style-name="P37"/>
      <text:p text:style-name="P31"><text:span text:style-name="T217">Nog niet op Linux?</text:span><text:span text:style-name="T207"><text:tab/></text:span><text:span text:style-name="T213"><text:tab/></text:span><text:span text:style-name="T214">G</text:span><text:span text:style-name="T204">ebruik </text:span><text:span text:style-name="Strong_20_Emphasis"><text:span text:style-name="T218">Checklist </text:span></text:span><text:span text:style-name="Strong_20_Emphasis"><text:span text:style-name="T219">overzetten</text:span></text:span><text:span text:style-name="T204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08"> onder </text:span><text:span text:style-name="T216">Linux</text:span><text:span text:style-name="T209">.</text:span></text:p>
      <text:p text:style-name="P24"><text:span text:style-name="T192">Nieuwe installatie?</text:span><text:span text:style-name="T187"><text:tab/></text:span><text:span text:style-name="T189"></text:span><text:span text:style-name="T191"><text:tab/></text:span><text:span text:style-name="T190">B</text:span><text:span text:style-name="T187">egin bij hoofdstuk </text:span><text:span text:style-name="T192"><text:bookmark-ref text:reference-format="page" text:ref-name="__RefNumPara__4009_1271708128">2</text:bookmark-ref></text:span><text:span text:style-name="T192"><text:s text:c="2"/></text:span><text:span text:style-name="T193"><text:bookmark-ref text:reference-format="text" text:ref-name="__RefNumPara__4009_1271708128">Installatie uitvoeren</text:bookmark-ref></text:span><text:span text:style-name="T188">.</text:span></text:p>
      <text:p text:style-name="P34"><text:span text:style-name="Strong_20_Emphasis"><text:span text:style-name="T215"/></text:span></text:p>
      <text:p text:style-name="P34"><text:span text:style-name="Strong_20_Emphasis"><text:span text:style-name="T215"/></text:span></text:p>
      <text:list xml:id="list3925109507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2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2"><draw:control text:anchor-type="as-char" draw:z-index="17" draw:name="Vorm 2" draw:style-name="gr1" draw:text-style-name="P107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47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8"><text:note text:id="ftn2" text:note-class="footnote"><text:note-citation>2</text:note-citation><text:note-body><text:p text:style-name="P25"><text:span text:style-name="T176">E</text:span><text:span text:style-name="T177">v</text:span><text:span text:style-name="T178">en</text:span><text:span text:style-name="T180">t</text:span><text:span text:style-name="T181">uele </text:span><text:span text:style-name="T182">extra </text:span><text:span text:style-name="Definition"><text:span text:style-name="T291">gebruiker</text:span></text:span><text:span text:style-name="T182">s aanmelden </text:span><text:span text:style-name="T183">en dezelfde stappen uitvoeren</text:span><text:span text:style-name="T179">.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47"><text:s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4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2"><draw:control text:anchor-type="as-char" draw:z-index="9" draw:name="Vorm4" draw:style-name="gr1" draw:text-style-name="P107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86"/></text:span></text:p>
          </table:table-cell>
          <table:table-cell table:style-name="_31_._5f_Installatie_5f_voorbereiden.D3" office:value-type="string">
            <text:p text:style-name="P99"><text:span text:style-name="Strong_20_Emphasis"><text:span text:style-name="T47">Installeer </text:span></text:span><text:span text:style-name="Strong_20_Emphasis"><text:span text:style-name="T88">Debian-</text:span></text:span><text:span text:style-name="Strong_20_Emphasis"><text:span text:style-name="T77">pakket kz</text:span></text:span><text:span text:style-name="Strong_20_Emphasis"><text:span text:style-name="T77"><text:note text:id="ftn3" text:note-class="footnote"><text:note-citation>3</text:note-citation><text:note-body><text:p text:style-name="P69">Pakket kz bevat scripts voor het installeren en beheren van Debian en op Debian gebaseerde systemen zoals Ubuntu.</text:p></text:note-body></text:note></text:span></text:span><text:span text:style-name="Strong_20_Emphasis"><text:span text:style-name="T77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93"><text:span text:style-name="Strong_20_Emphasis"><text:span text:style-name="T85">T</text:span></text:span><text:span text:style-name="Strong_20_Emphasis"><text:span text:style-name="T53">yp </text:span></text:span><text:span text:style-name="Strong_20_Emphasis"><text:span text:style-name="T101">ter</text:span></text:span><text:span text:style-name="Strong_20_Emphasis"><text:span text:style-name="T102">m</text:span></text:span><text:span text:style-name="Strong_20_Emphasis"><text:span text:style-name="T54"> </text:span></text:span><text:span text:style-name="Strong_20_Emphasis"><text:span text:style-name="T85">(</text:span></text:span><text:span text:style-name="Strong_20_Emphasis"><text:span text:style-name="T86">d</text:span></text:span><text:span text:style-name="Strong_20_Emphasis"><text:span text:style-name="T52">ruk op de </text:span></text:span><text:span text:style-name="Strong_20_Emphasis"><text:span text:style-name="T63">Super</text:span></text:span><text:span text:style-name="Strong_20_Emphasis"><text:span text:style-name="T52">-toets</text:span></text:span><text:span text:style-name="Strong_20_Emphasis"><text:span text:style-name="T52"><text:note text:id="ftn4" text:note-class="footnote"><text:note-citation>4</text:note-citation><text:note-body><text:p text:style-name="P26"><text:span text:style-name="T201">De </text:span><text:span text:style-name="T202">Super</text:span><text:span text:style-name="T201">-toets is de Windows-toets, Command-toets </text:span><text:span text:style-name="T203">(Apple)</text:span><text:span text:style-name="T201">, of Vergrootglas-toets </text:span><text:span text:style-name="T203">(Chromebook)</text:span><text:span text:style-name="T201">.</text:span></text:p></text:note-body></text:note></text:span></text:span><text:span text:style-name="Strong_20_Emphasis"><text:span text:style-name="T51"> </text:span></text:span><text:span text:style-name="Strong_20_Emphasis"><text:span text:style-name="T85">als nodig) </text:span></text:span><text:span text:style-name="Strong_20_Emphasis"><text:span text:style-name="T55">e</text:span></text:span><text:span text:style-name="Strong_20_Emphasis"><text:span text:style-name="T49">n </text:span></text:span><text:span text:style-name="Strong_20_Emphasis"><text:span text:style-name="T56">k</text:span></text:span><text:span text:style-name="Strong_20_Emphasis"><text:span text:style-name="T49">lik op het pictogram van </text:span></text:span><text:span text:style-name="Strong_20_Emphasis"><text:span text:style-name="T103">Terminalvenster</text:span></text:span><text:span text:style-name="Strong_20_Emphasis"><text:span text:style-name="T57">.</text:span></text:span><text:span text:style-name="Strong_20_Emphasis"><text:span text:style-name="T54">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47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54"> de</text:span></text:span><text:span text:style-name="Strong_20_Emphasis"><text:span text:style-name="T58">z</text:span></text:span><text:span text:style-name="Strong_20_Emphasis"><text:span text:style-name="T54">e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50">Enter</text:span></text:span><text:span text:style-name="Strong_20_Emphasis"><text:span text:style-name="T4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2"><text:span text:style-name="User_20_Entry"><text:span text:style-name="T20">sudo</text:span></text:span><text:span text:style-name="User_20_Entry"><text:span text:style-name="T21"> </text:span></text:span><text:span text:style-name="User_20_Entry"><text:span text:style-name="T2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2"><text:span text:style-name="User_20_Entry"><text:span text:style-name="T21">wget karelzimmer.nl/</text:span></text:span><text:span text:style-name="User_20_Entry"><text:span text:style-name="T22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8" office:value-type="string">
            <text:p text:style-name="P72"><text:span text:style-name="User_20_Entry"><text:span text:style-name="T21">bash </text:span></text:span><text:span text:style-name="User_20_Entry"><text:span text:style-name="T22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2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2"><draw:control text:anchor-type="as-char" draw:z-index="18" draw:name="Vorm 6" draw:style-name="gr1" draw:text-style-name="P107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1">Bereid de installatie voor</text:span></text:span><text:span text:style-name="Strong_20_Emphasis"><text:span text:style-name="T49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93"><text:span text:style-name="Strong_20_Emphasis"><text:span text:style-name="T53">Typ </text:span></text:span><text:span text:style-name="Strong_20_Emphasis"><text:span text:style-name="T104">men</text:span></text:span><text:span text:style-name="Strong_20_Emphasis"><text:span text:style-name="T105">u</text:span></text:span><text:span text:style-name="Strong_20_Emphasis"><text:span text:style-name="T52"> </text:span></text:span><text:span text:style-name="Strong_20_Emphasis"><text:span text:style-name="T84">(d</text:span></text:span><text:span text:style-name="Strong_20_Emphasis"><text:span text:style-name="T8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63">Super</text:span></text:span><text:span text:style-name="Strong_20_Emphasis"><text:span text:style-name="T57">-toets </text:span></text:span><text:span text:style-name="Strong_20_Emphasis"><text:span text:style-name="T84">als nodig) </text:span></text:span><text:span text:style-name="Strong_20_Emphasis"><text:span text:style-name="T64">e</text:span></text:span><text:span text:style-name="Strong_20_Emphasis"><text:span text:style-name="T49">n </text:span></text:span><text:span text:style-name="Strong_20_Emphasis"><text:span text:style-name="T56">k</text:span></text:span><text:span text:style-name="Strong_20_Emphasis"><text:span text:style-name="T49">lik op het pictogram van</text:span></text:span><text:span text:style-name="Strong_20_Emphasis"><text:span text:style-name="T93">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3" office:value-type="string">
            <text:p text:style-name="P71"><text:span text:style-name="Strong_20_Emphasis"><text:span text:style-name="T87">Selecteer</text:span></text:span><text:span text:style-name="Strong_20_Emphasis"><text:span text:style-name="T61"> </text:span></text:span><text:span text:style-name="Strong_20_Emphasis"><text:span text:style-name="T120">1</text:span></text:span><text:span text:style-name="Strong_20_Emphasis"><text:span text:style-name="T121"> <text:s/></text:span></text:span><text:span text:style-name="Strong_20_Emphasis"><text:span text:style-name="T122">In</text:span></text:span><text:span text:style-name="Strong_20_Emphasis"><text:span text:style-name="T117">stallatie voorbereiden</text:span></text:span><text:span text:style-name="Strong_20_Emphasis"><text:span text:style-name="T79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1"/>
      <text:list xml:id="list80650788791064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92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230">Start de computer op vanaf</text:span><text:span text:style-name="T230"><text:note text:id="ftn5" text:note-class="footnote"><text:note-citation>1</text:note-citation><text:note-body><text:p text:style-name="P97"><text:span text:style-name="T175">B</text:span><text:span text:style-name="T174">ootmenu/</text:span><text:span text:style-name="T175">S</text:span><text:span text:style-name="T174">etup</text:span><text:span text:style-name="T172"> via </text:span><text:span text:style-name="T170">é</text:span><text:span text:style-name="T171">é</text:span><text:span text:style-name="T175">n van de </text:span><text:span text:style-name="Definition"><text:span text:style-name="T173">Veelgebruikte toetsen: </text:span></text:span><text:span text:style-name="Definition"><text:span text:style-name="T310">E</text:span></text:span><text:span text:style-name="Definition"><text:span text:style-name="T312">sc</text:span></text:span><text:span text:style-name="Definition"><text:span text:style-name="T173">, </text:span></text:span><text:span text:style-name="Definition"><text:span text:style-name="T311">D</text:span></text:span><text:span text:style-name="Definition"><text:span text:style-name="T312">elete</text:span></text:span><text:span text:style-name="Definition"><text:span text:style-name="T173">, </text:span></text:span><text:span text:style-name="Definition"><text:span text:style-name="T311">F</text:span></text:span><text:span text:style-name="Definition"><text:span text:style-name="T312">1</text:span></text:span><text:span text:style-name="Definition"><text:span text:style-name="T173">, </text:span></text:span><text:span text:style-name="Definition"><text:span text:style-name="T312">F2</text:span></text:span><text:span text:style-name="Definition"><text:span text:style-name="T173">, </text:span></text:span><text:span text:style-name="Definition"><text:span text:style-name="T311">F9, </text:span></text:span><text:span text:style-name="Definition"><text:span text:style-name="T313">F10, F11, </text:span></text:span><text:span text:style-name="Definition"><text:span text:style-name="T314">of</text:span></text:span><text:span text:style-name="Definition"><text:span text:style-name="T313"> </text:span></text:span><text:span text:style-name="Definition"><text:span text:style-name="T311">F12</text:span></text:span><text:span text:style-name="T172">.</text:span></text:p></text:note-body></text:note></text:span><text:span text:style-name="T230"> </text:span><text:span text:style-name="T231">een </text:span><text:span text:style-name="T226"><text:user-field-get text:name="Distro">Debian</text:user-field-get></text:span><text:span text:style-name="T227"><text:s/></text:span><text:span text:style-name="T227"><text:user-field-get text:name="Version">12 LTS</text:user-field-get></text:span><text:span text:style-name="Strong_20_Emphasis"><text:span text:style-name="T224"><text:s/></text:span></text:span><text:span text:style-name="Strong_20_Emphasis"><text:span text:style-name="T228"><text:user-field-get text:name="Edition">Desktop</text:user-field-get></text:span></text:span><text:span text:style-name="Strong_20_Emphasis"><text:span text:style-name="T228"><text:s/></text:span></text:span><text:span text:style-name="T232">Live</text:span><text:span text:style-name="T134"><text:note text:id="ftn6" text:note-class="footnote"><text:note-citation>2</text:note-citation><text:note-body><text:p text:style-name="P29"><text:span text:style-name="T287">Vanaf een </text:span><text:span text:style-name="T305">L</text:span><text:span text:style-name="T287">ive </text:span><text:span text:style-name="T306">USB</text:span><text:span text:style-name="T289">-stick of </text:span><text:span text:style-name="T306">DVD</text:span><text:span text:style-name="T307"> </text:span><text:span text:style-name="T287">kunt u opstarten en </text:span><text:span text:style-name="T290">met </text:span><text:span text:style-name="Strong_20_Emphasis"><text:span text:style-name="T233"><text:user-field-get text:name="Distro">Debian</text:user-field-get></text:span></text:span><text:span text:style-name="Strong_20_Emphasis"><text:span text:style-name="T233"><text:s/></text:span></text:span><text:span text:style-name="T287">werken zonder enige bestanden op de harde schijf te wijzigen en maakt ook installatie van </text:span><text:span text:style-name="Strong_20_Emphasis"><text:span text:style-name="T233"><text:user-field-get text:name="Distro">Debian</text:user-field-get></text:span></text:span><text:span text:style-name="Strong_20_Emphasis"><text:span text:style-name="T233"><text:s/></text:span></text:span><text:span text:style-name="T287">mogelijk.</text:span></text:p></text:note-body></text:note></text:span><text:span text:style-name="T133"> </text:span><text:span text:style-name="T137">USB</text:span><text:span text:style-name="T135">-stick</text:span><text:span text:style-name="T135"><text:note text:id="ftn7" text:note-class="footnote"><text:note-citation>3</text:note-citation><text:note-body><text:p text:style-name="P101"><text:span text:style-name="Strong_20_Emphasis"><text:span text:style-name="T155">Maak een opstartbare USB-stick</text:span></text:span><text:span text:style-name="Strong_20_Emphasis"><text:span text:style-name="T152">:<text:line-break/></text:span></text:span><text:span text:style-name="T14">D</text:span><text:span text:style-name="Strong_20_Emphasis"><text:span text:style-name="T140">ow</text:span></text:span><text:span text:style-name="Strong_20_Emphasis"><text:span text:style-name="T141">nload </text:span></text:span><text:span text:style-name="Strong_20_Emphasis"><text:span text:style-name="T138">e</text:span></text:span><text:span text:style-name="Strong_20_Emphasis"><text:span text:style-name="T142">e</text:span></text:span><text:span text:style-name="Strong_20_Emphasis"><text:span text:style-name="T143">n</text:span></text:span><text:span text:style-name="Strong_20_Emphasis"><text:span text:style-name="T169"> </text:span></text:span><text:span text:style-name="Strong_20_Emphasis"><text:span text:style-name="T185">cd</text:span></text:span><text:span text:style-name="Strong_20_Emphasis"><text:span text:style-name="T184">-beeldbestand</text:span></text:span><text:span text:style-name="Strong_20_Emphasis"><text:span text:style-name="T141"> </text:span></text:span><text:span text:style-name="Strong_20_Emphasis"><text:span text:style-name="T150">(.iso) </text:span></text:span><text:span text:style-name="Strong_20_Emphasis"><text:span text:style-name="T144">v</text:span></text:span><text:span text:style-name="Strong_20_Emphasis"><text:span text:style-name="T145">anaf</text:span></text:span><text:span text:style-name="Strong_20_Emphasis"><text:span text:style-name="T146"> </text:span></text:span><text:a xlink:type="simple" xlink:href="https://www.debian.org/CD/live/" text:style-name="Internet_20_link" text:visited-style-name="Visited_20_Internet_20_Link"><text:span text:style-name="Strong_20_Emphasis"><text:span text:style-name="T292">debian.org/cd/live</text:span></text:span></text:a><text:span text:style-name="Strong_20_Emphasis"><text:span text:style-name="T146">, </text:span></text:span><text:span text:style-name="Strong_20_Emphasis"><text:span text:style-name="T151">klik onder </text:span></text:span><text:span text:style-name="Strong_20_Emphasis"><text:span text:style-name="T159">DVD/USB</text:span></text:span><text:span text:style-name="Strong_20_Emphasis"><text:span text:style-name="T151"> op </text:span></text:span><text:span text:style-name="Strong_20_Emphasis"><text:span text:style-name="T159">amd64</text:span></text:span><text:span text:style-name="Strong_20_Emphasis"><text:span text:style-name="T151">.</text:span></text:span><text:span text:style-name="Strong_20_Emphasis"><text:span text:style-name="T146"><text:line-break/></text:span></text:span><text:span text:style-name="Strong_20_Emphasis"><text:span text:style-name="T148">K</text:span></text:span><text:span text:style-name="Strong_20_Emphasis"><text:span text:style-name="T149">lik op</text:span></text:span><text:span text:style-name="Strong_20_Emphasis"><text:span text:style-name="T147"> </text:span></text:span><text:span text:style-name="T156">debian-live-1</text:span><text:span text:style-name="T159">2</text:span><text:span text:style-name="T156">.</text:span><text:span text:style-name="T160">x</text:span><text:span text:style-name="T156">.</text:span><text:span text:style-name="T160">y</text:span><text:span text:style-name="T157">-</text:span><text:span text:style-name="T156">amd64-</text:span><text:span text:style-name="T157">gnome</text:span><text:span text:style-name="T158">.iso</text:span><text:span text:style-name="Strong_20_Emphasis"><text:span text:style-name="T141">.</text:span></text:span></text:p><text:p text:style-name="P100"><text:span text:style-name="Strong_20_Emphasis"><text:span text:style-name="T153"><text:tab/>De volgende stappen staan beschreven in </text:span></text:span><text:span text:style-name="Strong_20_Emphasis"><text:span text:style-name="T161">Linux informatie</text:span></text:span><text:span text:style-name="Strong_20_Emphasis"><text:span text:style-name="T153">, te vinden op </text:span></text:span><text:a xlink:type="simple" xlink:href="https://karelzimmer.nl/" text:style-name="Internet_20_link" text:visited-style-name="Visited_20_Internet_20_Link"><text:span text:style-name="Strong_20_Emphasis"><text:span text:style-name="T293">karelzimmer.nl</text:span></text:span></text:a><text:span text:style-name="Strong_20_Emphasis"><text:span text:style-name="T153">, onder </text:span></text:span><text:span text:style-name="Strong_20_Emphasis"><text:span text:style-name="T161">Linux</text:span></text:span><text:span text:style-name="Strong_20_Emphasis"><text:span text:style-name="T153">.</text:span></text:span></text:p></text:note-body></text:note></text:span><text:span text:style-name="T133"> </text:span><text:span text:style-name="T136">of </text:span><text:span text:style-name="T137">DVD</text:span><text:span text:style-name="T136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47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87">Selecteer</text:span></text:span><text:span text:style-name="Strong_20_Emphasis"><text:span text:style-name="T98"> 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9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5"><text:span text:style-name="Strong_20_Emphasis"><text:span text:style-name="T92"><draw:control text:anchor-type="as-char" draw:z-index="23" draw:name="Vorm13_ 2" draw:style-name="gr1" draw:text-style-name="P107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92"><draw:control text:anchor-type="as-char" draw:z-index="11" draw:name="Vorm13_1" draw:style-name="gr1" draw:text-style-name="P107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1"><text:span text:style-name="Strong_20_Emphasis"><text:span text:style-name="T38">Start de installatie</text:span></text:span><text:span text:style-name="Strong_20_Emphasis"><text:span text:style-name="T99"> </text:span></text:span><text:span text:style-name="Strong_20_Emphasis"><text:span text:style-name="T49">via </text:span></text:span><text:span text:style-name="Strong_20_Emphasis"><text:span text:style-name="T51">een </text:span></text:span><text:span text:style-name="Strong_20_Emphasis"><text:span text:style-name="T66">klik op </text:span></text:span><text:span text:style-name="Strong_20_Emphasis"><text:span text:style-name="T106">Activities</text:span></text:span><text:span text:style-name="Strong_20_Emphasis"><text:span text:style-name="T66"> en </text:span></text:span><text:span text:style-name="Strong_20_Emphasis"><text:span text:style-name="T67">een </text:span></text:span><text:span text:style-name="Strong_20_Emphasis"><text:span text:style-name="T66">klik op</text:span></text:span><text:span text:style-name="Strong_20_Emphasis"><text:span text:style-name="T68"> </text:span></text:span><text:span text:style-name="Strong_20_Emphasis"><text:span text:style-name="T107">Install Debian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8"><text:span text:style-name="T315">Typ '</text:span><text:span text:style-name="T303">live</text:span><text:span text:style-name="T315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47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</text:span></text:span><text:span text:style-name="Strong_20_Emphasis"><text:span text:style-name="T27">h</text:span></text:span><text:span text:style-name="Strong_20_Emphasis"><text:span text:style-name="T25">e</text:span></text:span><text:span text:style-name="Strong_20_Emphasis"><text:span text:style-name="T27">t</text:span></text:span><text:span text:style-name="Strong_20_Emphasis"><text:span text:style-name="T25"> </text:span></text:span><text:span text:style-name="Strong_20_Emphasis"><text:span text:style-name="T26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92"><draw:control text:anchor-type="as-char" draw:z-index="16" draw:name="Vorm13_ 1" draw:style-name="gr1" draw:text-style-name="P107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0"><text:span text:style-name="Strong_20_Emphasis"><text:span text:style-name="T38">Bij </text:span></text:span><text:span text:style-name="Strong_20_Emphasis"><text:span text:style-name="T113">Welcome</text:span></text:span><text:span text:style-name="Strong_20_Emphasis"><text:span text:style-name="T38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5"><text:span text:style-name="Strong_20_Emphasis"><text:span text:style-name="T45">K</text:span></text:span><text:span text:style-name="Strong_20_Emphasis"><text:span text:style-name="T38">ies </text:span></text:span><text:span text:style-name="Strong_20_Emphasis"><text:span text:style-name="T113">Nederlands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92"><draw:control text:anchor-type="as-char" draw:z-index="24" draw:name="Vorm13_ 3" draw:style-name="gr1" draw:text-style-name="P107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288">Locatie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1"><text:span text:style-name="T308">B</text:span>ij <text:span text:style-name="T288">Regio</text:span> <text:span text:style-name="T308">kies</text:span> <text:span text:style-name="T288">Europa</text:span>.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92"><draw:control text:anchor-type="as-char" draw:z-index="25" draw:name="Vorm13_ 4" draw:style-name="gr1" draw:text-style-name="P107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288">Toetsenbord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17" office:value-type="string">
            <text:p text:style-name="P22"><text:span text:style-name="T309">K</text:span>ies <text:span text:style-name="T288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92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9"><text:span text:style-name="Strong_20_Emphasis"><text:span text:style-name="T95">Bij </text:span></text:span><text:span text:style-name="Strong_20_Emphasis"><text:span text:style-name="T110">Gebruikers</text:span></text:span><text:span text:style-name="Strong_20_Emphasis"><text:span text:style-name="T95">: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1" office:value-type="string">
            <text:p text:style-name="P88"><text:span text:style-name="Strong_20_Emphasis"><text:span text:style-name="T97">V</text:span></text:span><text:span text:style-name="Strong_20_Emphasis"><text:span text:style-name="T95">ul in </text:span></text:span><text:span text:style-name="Strong_20_Emphasis"><text:span text:style-name="T114">Wat is je naam?</text:span></text:span><text:span text:style-name="Strong_20_Emphasis"><text:span text:style-name="T40"> </text:span></text:span><text:span text:style-name="Definition"><text:span text:style-name="T8">gebruiker</text:span></text:span><text:span text:style-name="Strong_20_Emphasis"><text:span text:style-name="T90">,</text:span></text:span><text:span text:style-name="Strong_20_Emphasis"><text:span text:style-name="T91"><text:line-break/></text:span></text:span><text:span text:style-name="Strong_20_Emphasis"><text:span text:style-name="T114">Welke naam wil je gebruiken om in te loggen?</text:span></text:span><text:span text:style-name="Strong_20_Emphasis"><text:span text:style-name="T41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38">,<text:line-break/></text:span></text:span><text:span text:style-name="Strong_20_Emphasis"><text:span text:style-name="T115">Wat is de </text:span></text:span><text:span text:style-name="Strong_20_Emphasis"><text:span text:style-name="T114">naam van deze </text:span></text:span><text:span text:style-name="Strong_20_Emphasis"><text:span text:style-name="T115">computer</text:span></text:span><text:span text:style-name="Strong_20_Emphasis"><text:span text:style-name="T42"> </text:span></text:span><text:span text:style-name="Definition"><text:span text:style-name="T8">computernaam</text:span></text:span><text:span text:style-name="Strong_20_Emphasis"><text:span text:style-name="T40">, </text:span></text:span><text:span text:style-name="Strong_20_Emphasis"><text:span text:style-name="T46">en</text:span></text:span></text:p>
            <text:p text:style-name="P88"><text:span text:style-name="Strong_20_Emphasis"><text:span text:style-name="T41">v</text:span></text:span><text:span text:style-name="Strong_20_Emphasis"><text:span text:style-name="T40">ul </text:span></text:span><text:span text:style-name="Strong_20_Emphasis"><text:span text:style-name="T43">tweemaal het </text:span></text:span><text:span text:style-name="Strong_20_Emphasis"><text:span text:style-name="T116">wachtwoord</text:span></text:span><text:span text:style-name="Strong_20_Emphasis"><text:span text:style-name="T43"> </text:span></text:span><text:span text:style-name="Strong_20_Emphasis"><text:span text:style-name="T40">in</text:span></text:span><text:span text:style-name="Strong_20_Emphasis"><text:span text:style-name="T37">.</text:span></text:span></text:p>
          </table:table-cell>
        </table:table-row>
      </table:table>
      <text:p text:style-name="P51"><text:span text:style-name="Strong_20_Emphasis"><text:span text:style-name="T100"/></text:span></text:p>
      <text:list xml:id="list80650473871634" text:continue-numbering="true" text:style-name="L1">
        <text:list-item>
          <text:p text:style-name="P106"><text:span text:style-name="Strong_20_Emphasis"><text:span text:style-name="T127">Installatie </text:span></text:span><text:span text:style-name="Strong_20_Emphasis"><text:span text:style-name="T128">afronden</text:span></text:span></text:p>
        </text:list-item>
      </text:list>
      <text:p text:style-name="P52"><text:span text:style-name="Strong_20_Emphasis"><text:span text:style-name="T4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92"><draw:control text:anchor-type="as-char" draw:z-index="4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4">Aanmelden als </text:span></text:span><text:span text:style-name="Definition"><text:span text:style-name="T8">gebruiker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4"><draw:control text:anchor-type="as-char" draw:z-index="21" draw:name="Vorm 1" draw:style-name="gr1" draw:text-style-name="P107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04">Volg de aanwijzingen op de </text:span></text:span><text:span text:style-name="Strong_20_Emphasis"><text:span text:style-name="T28">welkomst</text:span></text:span><text:span text:style-name="Strong_20_Emphasis"><text:span text:style-name="T304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92"><draw:control text:anchor-type="as-char" draw:z-index="10" draw:name="Vorm4_1" draw:style-name="gr1" draw:text-style-name="P107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47">Installeer </text:span></text:span><text:span text:style-name="Strong_20_Emphasis"><text:span text:style-name="T89">Debian-</text:span></text:span><text:span text:style-name="Strong_20_Emphasis"><text:span text:style-name="T77">pakket kz</text:span></text:span><text:span text:style-name="Strong_20_Emphasis"><text:span text:style-name="T77"><text:note text:id="ftn8" text:note-class="footnote"><text:note-citation>1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77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92"><text:span text:style-name="Strong_20_Emphasis"><text:span text:style-name="T53">Typ </text:span></text:span><text:span text:style-name="Strong_20_Emphasis"><text:span text:style-name="T101">ter</text:span></text:span><text:span text:style-name="Strong_20_Emphasis"><text:span text:style-name="T102">m</text:span></text:span><text:span text:style-name="Strong_20_Emphasis"><text:span text:style-name="T54"> </text:span></text:span><text:span text:style-name="Strong_20_Emphasis"><text:span text:style-name="T83">(d</text:span></text:span><text:span text:style-name="Strong_20_Emphasis"><text:span text:style-name="T8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63">Super</text:span></text:span><text:span text:style-name="Strong_20_Emphasis"><text:span text:style-name="T57">-toets</text:span></text:span><text:span text:style-name="Strong_20_Emphasis"><text:span text:style-name="T52"><text:note text:id="ftn9" text:note-class="footnote"><text:note-citation>2</text:note-citation><text:note-body><text:p text:style-name="P27"><text:span text:style-name="T201">De </text:span><text:span text:style-name="T202">Super</text:span><text:span text:style-name="T201">-toets is de Windows-toets, Command-toets </text:span><text:span text:style-name="T203">(Apple)</text:span><text:span text:style-name="T201">, of Vergrootglas-toets </text:span><text:span text:style-name="T203">(Chromebook)</text:span><text:span text:style-name="T201">.</text:span></text:p></text:note-body></text:note></text:span></text:span><text:span text:style-name="Strong_20_Emphasis"><text:span text:style-name="T57"> </text:span></text:span><text:span text:style-name="Strong_20_Emphasis"><text:span text:style-name="T83">als nodig) </text:span></text:span><text:span text:style-name="Strong_20_Emphasis"><text:span text:style-name="T55">e</text:span></text:span><text:span text:style-name="Strong_20_Emphasis"><text:span text:style-name="T49">n </text:span></text:span><text:span text:style-name="Strong_20_Emphasis"><text:span text:style-name="T56">k</text:span></text:span><text:span text:style-name="Strong_20_Emphasis"><text:span text:style-name="T49">lik op het pictogram van </text:span></text:span><text:span text:style-name="Strong_20_Emphasis"><text:span text:style-name="T103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47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54"> de</text:span></text:span><text:span text:style-name="Strong_20_Emphasis"><text:span text:style-name="T69">z</text:span></text:span><text:span text:style-name="Strong_20_Emphasis"><text:span text:style-name="T70">e</text:span></text:span><text:span text:style-name="Strong_20_Emphasis"><text:span text:style-name="T54">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50">Enter</text:span></text:span><text:span text:style-name="Strong_20_Emphasis"><text:span text:style-name="T49">-toets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8" office:value-type="string">
            <text:p text:style-name="P72"><text:span text:style-name="User_20_Entry"><text:span text:style-name="T20">sudo</text:span></text:span><text:span text:style-name="User_20_Entry"><text:span text:style-name="T21"> </text:span></text:span><text:span text:style-name="User_20_Entry"><text:span text:style-name="T2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9" office:value-type="string">
            <text:p text:style-name="P72"><text:span text:style-name="User_20_Entry"><text:span text:style-name="T21">wget karelzimmer.nl/</text:span></text:span><text:span text:style-name="User_20_Entry"><text:span text:style-name="T22">kz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0" office:value-type="string">
            <text:p text:style-name="P72"><text:span text:style-name="User_20_Entry"><text:span text:style-name="T21">bash </text:span></text:span><text:span text:style-name="User_20_Entry"><text:span text:style-name="T22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92"><draw:control text:anchor-type="as-char" draw:z-index="5" draw:name="Vorm33" draw:style-name="gr1" draw:text-style-name="P107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1">Rond de</text:span></text:span><text:span text:style-name="Strong_20_Emphasis"><text:span text:style-name="T72"> installatie </text:span></text:span><text:span text:style-name="Strong_20_Emphasis"><text:span text:style-name="T71">af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4" office:value-type="string">
            <text:p text:style-name="P92"><text:span text:style-name="Strong_20_Emphasis"><text:span text:style-name="T84">T</text:span></text:span><text:span text:style-name="Strong_20_Emphasis"><text:span text:style-name="T53">yp </text:span></text:span><text:span text:style-name="Strong_20_Emphasis"><text:span text:style-name="T108">men</text:span></text:span><text:span text:style-name="Strong_20_Emphasis"><text:span text:style-name="T105">u</text:span></text:span><text:span text:style-name="Strong_20_Emphasis"><text:span text:style-name="T52"> </text:span></text:span><text:span text:style-name="Strong_20_Emphasis"><text:span text:style-name="T84">(d</text:span></text:span><text:span text:style-name="Strong_20_Emphasis"><text:span text:style-name="T8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63">Super</text:span></text:span><text:span text:style-name="Strong_20_Emphasis"><text:span text:style-name="T57">-toets </text:span></text:span><text:span text:style-name="Strong_20_Emphasis"><text:span text:style-name="T84">als nodig) </text:span></text:span><text:span text:style-name="Strong_20_Emphasis"><text:span text:style-name="T55">e</text:span></text:span><text:span text:style-name="Strong_20_Emphasis"><text:span text:style-name="T49">n </text:span></text:span><text:span text:style-name="Strong_20_Emphasis"><text:span text:style-name="T56">k</text:span></text:span><text:span text:style-name="Strong_20_Emphasis"><text:span text:style-name="T49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7"/></text:span></text:p>
          </table:table-cell>
          <table:table-cell table:style-name="_33_._5f_Installatie_5f_afronden.C15" office:value-type="string">
            <text:p text:style-name="P96"><text:span text:style-name="Strong_20_Emphasis"><text:span text:style-name="T87">Selecteer</text:span></text:span><text:span text:style-name="Strong_20_Emphasis"><text:span text:style-name="T65"> </text:span></text:span><text:span text:style-name="Strong_20_Emphasis"><text:span text:style-name="T123">3 <text:s/></text:span></text:span><text:span text:style-name="Strong_20_Emphasis"><text:span text:style-name="T124">Installatie</text:span></text:span><text:span text:style-name="Strong_20_Emphasis"><text:span text:style-name="T125"> </text:span></text:span><text:span text:style-name="Strong_20_Emphasis"><text:span text:style-name="T126">afronden</text:span></text:span><text:span text:style-name="Strong_20_Emphasis"><text:span text:style-name="T79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52"><text:span text:style-name="Strong_20_Emphasis"><text:span text:style-name="T44"><text:tab/></text:span></text:span></text:p>
      <text:p text:style-name="P53"><text:span text:style-name="Strong_20_Emphasis"><text:span text:style-name="T61"><text:tab/></text:span></text:span></text:p>
      <text:list xml:id="list80650372827135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92"><draw:control text:anchor-type="as-char" draw:z-index="12" draw:name="Vorm36_0" draw:style-name="gr1" draw:text-style-name="P107" svg:width="0.35cm" svg:height="0.35cm" draw:control="control13"/></text:span></text:span></text:p>
          </table:table-cell>
          <table:table-cell table:style-name="Tabel2.A1" office:value-type="string">
            <text:p text:style-name="P83"><text:span text:style-name="Strong_20_Emphasis"><text:span text:style-name="T92"><draw:control text:anchor-type="as-char" draw:z-index="19" draw:name="Vorm36_ 1" draw:style-name="gr1" draw:text-style-name="P107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4">Aanmelden als </text:span></text:span><text:span text:style-name="Definition"><text:span text:style-name="T8">gebruiker</text:span></text:span><text:span text:style-name="Strong_20_Emphasis"><text:span text:style-name="T48"><text:note text:id="ftn10" text:note-class="footnote"><text:note-citation>1</text:note-citation><text:note-body><text:p text:style-name="P64"><text:span text:style-name="User_20_Entry"><text:span text:style-name="T139">E</text:span></text:span><text:span text:style-name="User_20_Entry"><text:span text:style-name="T162">v</text:span></text:span><text:span text:style-name="User_20_Entry"><text:span text:style-name="T163">en</text:span></text:span><text:span text:style-name="User_20_Entry"><text:span text:style-name="T165">t</text:span></text:span><text:span text:style-name="User_20_Entry"><text:span text:style-name="T166">uele </text:span></text:span><text:span text:style-name="User_20_Entry"><text:span text:style-name="T167">extra </text:span></text:span><text:span text:style-name="Definition"><text:span text:style-name="T291">gebruiker</text:span></text:span><text:span text:style-name="User_20_Entry"><text:span text:style-name="T167">s aanmelden </text:span></text:span><text:span text:style-name="User_20_Entry"><text:span text:style-name="T168">en dezelfde stappen uitvoeren</text:span></text:span><text:span text:style-name="User_20_Entry"><text:span text:style-name="T164">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3"><text:span text:style-name="Strong_20_Emphasis"><text:span text:style-name="T92"/></text:span></text:p>
          </table:table-cell>
          <table:table-cell table:style-name="Tabel2.A1" office:value-type="string">
            <text:p text:style-name="P83"><text:span text:style-name="Strong_20_Emphasis"><text:span text:style-name="T92"><draw:control text:anchor-type="as-char" draw:z-index="22" draw:name="Vorm36_ 4" draw:style-name="gr1" draw:text-style-name="P107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28">welkomst</text:span></text:span><text:span text:style-name="Strong_20_Emphasis"><text:span text:style-name="T31">schermen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92"><draw:control text:anchor-type="as-char" draw:z-index="13" draw:name="Vorm36_2" draw:style-name="gr1" draw:text-style-name="P107" svg:width="0.35cm" svg:height="0.35cm" draw:control="control14"/></text:span></text:span></text:p>
          </table:table-cell>
          <table:table-cell table:style-name="Tabel2.A1" office:value-type="string">
            <text:p text:style-name="P84"><text:span text:style-name="Strong_20_Emphasis"><text:span text:style-name="T92"><draw:control text:anchor-type="as-char" draw:z-index="20" draw:name="Vorm36_ 2" draw:style-name="gr1" draw:text-style-name="P107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3">R</text:span></text:span><text:span text:style-name="Strong_20_Emphasis"><text:span text:style-name="T74">icht </text:span></text:span><text:span text:style-name="Strong_20_Emphasis"><text:span text:style-name="T75">de </text:span></text:span><text:span text:style-name="Strong_20_Emphasis"><text:span text:style-name="T80">gebruiker</text:span></text:span><text:span text:style-name="Strong_20_Emphasis"><text:span text:style-name="T74"> </text:span></text:span><text:span text:style-name="Strong_20_Emphasis"><text:span text:style-name="T76">in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49"><text:span text:style-name="Strong_20_Emphasis"><text:span text:style-name="T82">T</text:span></text:span><text:span text:style-name="Strong_20_Emphasis"><text:span text:style-name="T53">yp </text:span></text:span><text:span text:style-name="Strong_20_Emphasis"><text:span text:style-name="T108">men</text:span></text:span><text:span text:style-name="Strong_20_Emphasis"><text:span text:style-name="T105">u</text:span></text:span><text:span text:style-name="Strong_20_Emphasis"><text:span text:style-name="T52"> </text:span></text:span><text:span text:style-name="Strong_20_Emphasis"><text:span text:style-name="T83">(d</text:span></text:span><text:span text:style-name="Strong_20_Emphasis"><text:span text:style-name="T8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63">Super</text:span></text:span><text:span text:style-name="Strong_20_Emphasis"><text:span text:style-name="T57">-toets</text:span></text:span><text:span text:style-name="Strong_20_Emphasis"><text:span text:style-name="T52"><text:note text:id="ftn11" text:note-class="footnote"><text:note-citation>2</text:note-citation><text:note-body><text:p text:style-name="P27"><text:span text:style-name="T201">De </text:span><text:span text:style-name="T202">Super</text:span><text:span text:style-name="T201">-toets is de Windows-toets, Command-toets </text:span><text:span text:style-name="T203">(Apple)</text:span><text:span text:style-name="T201">, of Vergrootglas-toets </text:span><text:span text:style-name="T203">(Chromebook)</text:span><text:span text:style-name="T201">.</text:span></text:p></text:note-body></text:note></text:span></text:span><text:span text:style-name="Strong_20_Emphasis"><text:span text:style-name="T57"> </text:span></text:span><text:span text:style-name="Strong_20_Emphasis"><text:span text:style-name="T83">als nodig) </text:span></text:span><text:span text:style-name="Strong_20_Emphasis"><text:span text:style-name="T55">e</text:span></text:span><text:span text:style-name="Strong_20_Emphasis"><text:span text:style-name="T49">n </text:span></text:span><text:span text:style-name="Strong_20_Emphasis"><text:span text:style-name="T56">k</text:span></text:span><text:span text:style-name="Strong_20_Emphasis"><text:span text:style-name="T49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87">Selecteer</text:span></text:span><text:span text:style-name="Strong_20_Emphasis"><text:span text:style-name="T65"> </text:span></text:span><text:span text:style-name="Strong_20_Emphasis"><text:span text:style-name="T123">4 <text:s/></text:span></text:span><text:span text:style-name="Strong_20_Emphasis"><text:span text:style-name="T109">Gebruiker inrichten</text:span></text:span><text:span text:style-name="Strong_20_Emphasis"><text:span text:style-name="T79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3"/>
      <text:p text:style-name="P6"/>
      <text:p text:style-name="P70"><text:span text:style-name="T129">E</text:span><text:span text:style-name="T130">inde c</text:span><text:span text:style-name="T131">hecklist, </text:span><text:span text:style-name="T132">d</text:span><text:span text:style-name="T131">e</text:span><text:span text:style-name="T223"> installatie van </text:span><text:span text:style-name="T223"><text:user-field-get text:name="Distro">Debian</text:user-field-get></text:span><text:span text:style-name="T227"><text:s/></text:span><text:span text:style-name="T227"><text:user-field-get text:name="Version">12 LTS</text:user-field-get></text:span><text:span text:style-name="Strong_20_Emphasis"><text:span text:style-name="T225"><text:s/></text:span></text:span><text:span text:style-name="Strong_20_Emphasis"><text:span text:style-name="T228"><text:user-field-get text:name="Edition">Desktop</text:user-field-get></text:span></text:span><text:span text:style-name="Strong_20_Emphasis"><text:span text:style-name="T228"><text:s/></text:span></text:span><text:span text:style-name="T223">is voltooid.</text:span></text:p>
      <text:p text:style-name="P42"/>
      <text:p text:style-name="P36"><text:span text:style-name="Emphasis"><text:span text:style-name="T29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5">Karel Zimmer</text:span></text:span></text:a><text:span text:style-name="Emphasis"><text:span text:style-name="T294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7">CC0 1.0 Universeel</text:span></text:span></text:a><text:span text:style-name="Emphasis"><text:span text:style-name="T294">,</text:span></text:span><text:span text:style-name="Emphasis"><text:span text:style-name="T296"> </text:span></text:span><text:span text:style-name="Strong_20_Emphasis"><text:span text:style-name="T61"><text:user-field-get text:name="Releaseyear">2023</text:user-field-get></text:span></text:span><text:span text:style-name="Emphasis"><text:span text:style-name="T29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10-19T08:06:48.930593077">19-10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19T08:06:48.722694037</dc:date>
    <meta:keyword>Installatie</meta:keyword>
    <meta:keyword>Checklist</meta:keyword>
    <meta:keyword>Linux</meta:keyword>
    <meta:editing-cycles>6882</meta:editing-cycles>
    <meta:editing-duration>P12DT6H21M8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01" meta:word-count="595" meta:character-count="4075" meta:non-whitespace-character-count="3534"/>
    <meta:user-defined meta:name="Info 1"/>
    <meta:user-defined meta:name="Info 2"/>
    <meta:user-defined meta:name="Info 3"/>
    <meta:user-defined meta:name="Info 4"/>
  </office:meta>
</office:document-meta>
</file>